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1. Write a java program to read a file named input.txt and store each line of a file as string in ArrayList ignore the lines which are started with # character and empty lines?<text:line-break/><text:tab/>Example: Let file input.txt contains the following contents: <text:line-break/><text:tab/><text:tab/><text:tab/>aaaaa<text:line-break/><text:tab/><text:tab/><text:tab/>abababa<text:line-break/><text:tab/><text:tab/><text:tab/>#acdef<text:line-break/><text:tab/><text:tab/><text:tab/>cabef<text:line-break/><text:tab/><text:tab/><text:tab/>#a<text:line-break/><text:tab/><text:tab/><text:line-break/><text:tab/>Output : ArrayList contains only the following data<text:line-break/><text:tab/><text:tab/><text:tab/>aaaaa<text:line-break/><text:tab/><text:tab/><text:tab/>abababa<text:line-break/><text:tab/><text:tab/><text:tab/>cabef<text:line-break/><text:line-break/>Q2: <text:s/>Write a java program to check whether the string prefix matches the any one of the prefixes mentioned in the file prefix-urlfilter.txt?<text:line-break/><text:tab/><text:line-break/><text:tab/>Note : The format of this file is one URL prefix per line. <text:s text:c="3"/><text:line-break/><text:tab/><text:tab/>Let File contents are <text:tab/><text:line-break/><text:tab/><text:tab/>http://<text:line-break/><text:tab/><text:tab/>https://<text:line-break/><text:tab/><text:tab/>ftp://<text:line-break/><text:tab/><text:tab/>file://<text:line-break/><text:tab/>Input1: <text:s/>http://www.example.com/<text:line-break/><text:tab/>Output1: true<text:line-break/><text:tab/>Input2: https://www.example.com/<text:line-break/><text:tab/>Output2: true<text:line-break/> <text:s text:c="6"/><text:tab/>Input3: <text:s/>ftp://www.example.com/<text:line-break/><text:tab/>Output3: true<text:tab/> <text:s text:c="5"/><text:line-break/><text:tab/>Input4: file://www.example.com/<text:line-break/><text:tab/>Output4: true<text:line-break/> <text:s text:c="6"/><text:tab/>Input5 : abcd://www.example.com/<text:line-break/><text:tab/>Output5: false<text:line-break/><text:line-break/>Q3: Write a java program to read any .java file and remove comments in it?<text:line-break/><text:tab/>Example: Sample java file<text:line-break/><text:tab/><text:tab/><text:tab/><text:tab/> /**<text:line-break/><text:tab/><text:tab/><text:tab/><text:tab/>* The HelloWorld program implements an application that<text:line-break/><text:tab/><text:tab/><text:tab/><text:tab/>* simply displays "Hello World!" to the standard output.<text:line-break/><text:tab/><text:tab/><text:tab/><text:tab/>*<text:line-break/><text:tab/><text:tab/><text:tab/><text:tab/>* @author <text:s/>Zara Ali<text:line-break/><text:tab/><text:tab/><text:tab/><text:tab/>* @version 1.0<text:line-break/><text:tab/><text:tab/><text:tab/><text:tab/>* @since <text:s text:c="2"/>2014-03-31 <text:line-break/><text:tab/><text:tab/><text:tab/><text:tab/>*/<text:line-break/><text:tab/><text:tab/><text:tab/><text:tab/>public class HelloWorld {<text:line-break/><text:line-break/><text:tab/><text:tab/><text:tab/><text:tab/> <text:s text:c="2"/>public static void main(String[] args) {<text:line-break/><text:tab/><text:tab/><text:tab/><text:tab/> <text:s text:c="5"/>// Prints Hello, World! on standard output.<text:line-break/><text:tab/><text:tab/><text:tab/><text:tab/> <text:s text:c="5"/>System.out.println("Hello World!");<text:line-break/><text:soft-page-break/><text:tab/><text:tab/><text:tab/><text:tab/> <text:s text:c="2"/>}<text:line-break/><text:tab/><text:tab/><text:tab/><text:tab/>}<text:line-break/><text:line-break/><text:tab/>Output : <text:tab/><text:tab/><text:line-break/><text:tab/><text:tab/><text:tab/><text:tab/>public class HelloWorld {<text:line-break/><text:line-break/><text:tab/><text:tab/><text:tab/><text:tab/> <text:s text:c="2"/>public static void main(String[] args) {<text:line-break/><text:tab/><text:tab/><text:tab/><text:tab/> <text:s text:c="5"/>System.out.println("Hello World!");<text:line-break/><text:tab/><text:tab/><text:tab/><text:tab/> <text:s text:c="2"/>}<text:line-break/><text:tab/><text:tab/><text:tab/><text:tab/>}<text:line-break/><text:tab/><text:tab/><text:line-break/><text:tab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19-12-23T19:41:07.522000000</dc:date>
    <dc:creator>Ankita Khot</dc:creator>
    <meta:editing-duration>PT5S</meta:editing-duration>
    <meta:editing-cycles>1</meta:editing-cycles>
    <meta:document-statistic meta:table-count="0" meta:image-count="0" meta:object-count="0" meta:page-count="2" meta:paragraph-count="1" meta:word-count="209" meta:character-count="1579" meta:non-whitespace-character-count="1161"/>
  </office:meta>
</office:document-meta>
</file>